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co14" style:family="table-column">
      <style:table-column-properties fo:break-before="auto" style:column-width="1.778cm"/>
    </style:style>
    <style:style style:name="co15" style:family="table-column">
      <style:table-column-properties fo:break-before="auto" style:column-width="3.3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ackground-color="transparent"/>
    </style:style>
    <style:style style:name="ce12" style:family="table-cell" style:parent-style-name="Default">
      <style:table-cell-properties fo:background-color="#81d41a"/>
    </style:style>
    <style:style style:name="ce13" style:family="table-cell" style:parent-style-name="Default">
      <style:table-cell-properties fo:background-color="#ff0000"/>
    </style:style>
    <style:style style:name="ce14" style:family="table-cell" style:parent-style-name="Default">
      <style:table-cell-properties fo:background-color="#ff8000"/>
    </style:style>
    <style:style style:name="ce15" style:family="table-cell" style:parent-style-name="Default">
      <style:table-cell-properties fo:background-color="#ffff00"/>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OtherSkillAliases" table:style-name="ta1">
        <table:table-column table:style-name="co3" table:number-columns-repeated="2" table:default-cell-style-name="Default"/>
        <table:table-row table:style-name="ro1">
          <table:table-cell office:value-type="string" calcext:value-type="string">
            <text:p>riding</text:p>
          </table:table-cell>
          <table:table-cell office:value-type="string" calcext:value-type="string">
            <text:p>Animals (Handling)</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7"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ript</text:p>
          </table:table-cell>
          <table:table-cell table:number-columns-repeated="5"/>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table:style-name="ce12" office:value-type="string" calcext:value-type="string">
            <text:p>injury.</text:p>
          </table:table-cell>
          <table:table-cell table:number-columns-repeated="5"/>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12" office:value-type="string" calcext:value-type="string">
            <text:p>none.</text:p>
          </table:table-cell>
          <table:table-cell table:number-columns-repeated="5"/>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office:value-type="string" calcext:value-type="string">
            <text:p>choose: gain rival, gain enemy.</text:p>
          </table:table-cell>
          <table:table-cell table:number-columns-repeated="5"/>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table:style-name="ce1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table:style-name="ce1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table:style-name="ce12" office:value-type="string" calcext:value-type="string">
            <text:p>gain contact.</text:p>
          </table:table-cell>
          <table:table-cell table:number-columns-repeated="5"/>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table:style-name="ce13" office:value-type="string" calcext:value-type="string">
            <text:p>choose: gain rival, gain enemy; choose: lose ally, lose rival.</text:p>
          </table:table-cell>
          <table:table-cell table:number-columns-repeated="5"/>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table:style-name="ce14" office:value-type="string" calcext:value-type="string">
            <text:p>qual +2.</text:p>
          </table:table-cell>
          <table:table-cell table:number-columns-repeated="5"/>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table:style-name="ce12" office:value-type="string" calcext:value-type="string">
            <text:p>benefit +2.</text:p>
          </table:table-cell>
          <table:table-cell table:number-columns-repeated="5"/>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table:style-name="ce11" office:value-type="string" calcext:value-type="string">
            <text:p>choose: -1 benefit, prison.</text:p>
          </table:table-cell>
          <table:table-cell table:number-columns-repeated="5"/>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office:value-type="string" calcext:value-type="string">
            <text:p>unusual event.</text:p>
          </table:table-cell>
          <table:table-cell table:number-columns-repeated="5"/>
        </table:table-row>
        <table:table-row table:style-name="ro1">
          <table:table-cell office:value-type="string" calcext:value-type="string">
            <text:p>edu</text:p>
          </table:table-cell>
          <table:table-cell office:value-type="float" office:value="2" calcext:value-type="float">
            <text:p>2</text:p>
          </table:table-cell>
          <table:table-cell table:style-name="ce11"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11" office:value-type="string" calcext:value-type="string">
            <text:p>choose: test psi, none</text:p>
          </table:table-cell>
          <table:table-cell table:number-columns-repeated="5"/>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cell table:number-columns-repeated="5"/>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11" office:value-type="string" calcext:value-type="string">
            <text:p>roll soc 8+: gain rival, gain enemy, prison.</text:p>
          </table:table-cell>
          <table:table-cell table:number-columns-repeated="5"/>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12" office:value-type="string" calcext:value-type="string">
            <text:p>gain carouse 1.</text:p>
          </table:table-cell>
          <table:table-cell table:number-columns-repeated="5"/>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11" office:value-type="string" calcext:value-type="string">
            <text:p>roll d3: gain 1 ally, gain 2 ally, gain 3 ally.</text:p>
          </table:table-cell>
          <table:table-cell table:number-columns-repeated="5"/>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table:style-name="ce11" office:value-type="string" calcext:value-type="string">
            <text:p>life event.</text:p>
          </table:table-cell>
          <table:table-cell table:number-columns-repeated="5"/>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11" office:value-type="string" calcext:value-type="string">
            <text:p>roll soc 8+: gain rival AND gain enemy, none.</text:p>
          </table:table-cell>
          <table:table-cell table:number-columns-repeated="5"/>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skill 0 not joat.</text:p>
          </table:table-cell>
          <table:table-cell table:number-columns-repeated="5"/>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13"/>
          <table:table-cell table:number-columns-repeated="5"/>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roll soc 9+: none, (choose: drifter, war draft.)</text:p>
          </table:table-cell>
          <table:table-cell table:number-columns-repeated="5"/>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table:style-name="ce12" office:value-type="string" calcext:value-type="string">
            <text:p>gain soc.</text:p>
          </table:table-cell>
          <table:table-cell table:number-columns-repeated="5"/>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11" office:value-type="string" calcext:value-type="string">
            <text:p>roll investigate 8+ or streetwise 8+: (choose: gain deception +1, gain joat +1, gain persaude +1, gain tactics +1), mishap.</text:p>
          </table:table-cell>
          <table:table-cell table:number-columns-repeated="5"/>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11" office:value-type="string" calcext:value-type="string">
            <text:p>+1 career benefit.</text:p>
          </table:table-cell>
          <table:table-cell table:number-columns-repeated="5"/>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11" office:value-type="string" calcext:value-type="string">
            <text:p>roll d3: gain 1 contact, gain 2 contact, gain 3 contact.</text:p>
          </table:table-cell>
          <table:table-cell table:number-columns-repeated="5"/>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1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1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office:value-type="string" calcext:value-type="string">
            <text:p>choose: gain drive 1, gain flyer 1, gain pilot 1, gain gunner 1.</text:p>
          </table:table-cell>
          <table:table-cell table:number-columns-repeated="5"/>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11" office:value-type="string" calcext:value-type="string">
            <text:p>choose: gain investigate +1, +4 advancement.</text:p>
          </table:table-cell>
          <table:table-cell table:number-columns-repeated="5"/>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13" office:value-type="string" calcext:value-type="string">
            <text:p>RIDING DOESN’T EXIST choose: gain vacc 1, gain engineer 1, gain riding 1, gain training 1, gain recon 1.</text:p>
          </table:table-cell>
          <table:table-cell table:number-columns-repeated="5"/>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cell table:number-columns-repeated="5"/>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roll edu 8+: (choose: gain guns OR gain leadership), injury.</text:p>
          </table:table-cell>
          <table:table-cell table:number-columns-repeated="5"/>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13"/>
          <table:table-cell table:number-columns-repeated="5"/>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cell table:number-columns-repeated="5"/>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11" office:value-type="string" calcext:value-type="string">
            <text:p>choose: gain mil 1, +4 advancement.</text:p>
          </table:table-cell>
          <table:table-cell table:number-columns-repeated="5"/>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cell table:number-columns-repeated="5"/>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cell table:number-columns-repeated="5"/>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11" office:value-type="string" calcext:value-type="string">
            <text:p>gain ally AND choose: gain diplo 1, +4 advancement.</text:p>
          </table:table-cell>
          <table:table-cell table:number-columns-repeated="5"/>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11" office:value-type="string" calcext:value-type="string">
            <text:p>choose: none, gain patron AND +4 qual</text:p>
          </table:table-cell>
          <table:table-cell table:number-columns-repeated="5"/>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cell table:number-columns-repeated="5"/>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13" office:value-type="string" calcext:value-type="string">
            <text:p>gain enemy AND choose roll melee 8+: none, injury OR choose roll guns 8+: none, injury OR choose roll stealth 8+: none, injury</text:p>
          </table:table-cell>
          <table:table-cell table:number-columns-repeated="5"/>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13"/>
          <table:table-cell table:number-columns-repeated="5"/>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13"/>
          <table:table-cell table:number-columns-repeated="5"/>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cell table:number-columns-repeated="5"/>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11" office:value-type="string" calcext:value-type="string">
            <text:p>roll art 8+ or investigate 8+: +1 soc, -1 soc</text:p>
          </table:table-cell>
          <table:table-cell table:number-columns-repeated="5"/>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cell table:number-columns-repeated="5"/>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cell table:number-columns-repeated="5"/>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13"/>
          <table:table-cell table:number-columns-repeated="5"/>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11" office:value-type="string" calcext:value-type="string">
            <text:p>roll d3: gain 1 contact, gain 2 contact, gain 3 contact.</text:p>
          </table:table-cell>
          <table:table-cell table:number-columns-repeated="5"/>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cell table:number-columns-repeated="5"/>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cell table:number-columns-repeated="5"/>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office:value-type="string" calcext:value-type="string">
            <text:p>choose: gain vacc +1, gain a.dex +1.</text:p>
          </table:table-cell>
          <table:table-cell table:number-columns-repeated="5"/>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style-name="ce13"/>
          <table:table-cell table:number-columns-repeated="5"/>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office:value-type="string" calcext:value-type="string">
            <text:p>choose: gain guns 1, gain recon 1, gain leader 1, gain comms 1.</text:p>
          </table:table-cell>
          <table:table-cell table:number-columns-repeated="5"/>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office:value-type="string" calcext:value-type="string">
            <text:p>choose: gain enemy AND +2 advancement, gain ally.</text:p>
          </table:table-cell>
          <table:table-cell table:number-columns-repeated="5"/>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cell table:number-columns-repeated="5"/>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style-name="ce11" office:value-type="string" calcext:value-type="string">
            <text:p>choose: gain tactics 1, +4 advancement.</text:p>
          </table:table-cell>
          <table:table-cell table:number-columns-repeated="5"/>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office:value-type="string" calcext:value-type="string">
            <text:p>choose: gain enemy, roll decep 8+ or persuade 8+ or street 8+: +1 benefit roll AND gain street 1</text:p>
          </table:table-cell>
          <table:table-cell table:number-columns-repeated="5"/>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office:value-type="string" calcext:value-type="string">
            <text:p>choose: gain Profession 1, gain Electronics 1, gain Engineer 1, gain Animals 1, gain Science 1.</text:p>
          </table:table-cell>
          <table:table-cell table:number-columns-repeated="5"/>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style-name="ce13"/>
          <table:table-cell table:number-columns-repeated="5"/>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table:style-name="ce15" office:value-type="string" calcext:value-type="string">
            <text:p>gain contact</text:p>
          </table:table-cell>
          <table:table-cell table:number-columns-repeated="5"/>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office:value-type="string" calcext:value-type="string">
            <text:p>(choose: gain Advocate 1, gain Admin 1, gain Diplomat 1, gain Investigate 1) AND roll 2d6: 2=prison.</text:p>
          </table:table-cell>
          <table:table-cell table:number-columns-repeated="5"/>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style-name="ce13"/>
          <table:table-cell table:number-columns-repeated="5"/>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11" office:value-type="string" calcext:value-type="string">
            <text:p>gain ally AND choose: gain carouse +1, +4 advancement.</text:p>
          </table:table-cell>
          <table:table-cell table:number-columns-repeated="5"/>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style-name="ce13"/>
          <table:table-cell table:number-columns-repeated="5"/>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office:value-type="string" calcext:value-type="string">
            <text:p>choose: gain eng 1, gain elec 1, gain pilot 1, gain gunner 1.</text:p>
          </table:table-cell>
          <table:table-cell table:number-columns-repeated="5"/>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office:value-type="string" calcext:value-type="string">
            <text:p>choose: gain recon 1, gain steward 1, gain diplo 1, gain contact.</text:p>
          </table:table-cell>
          <table:table-cell table:number-columns-repeated="5"/>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style-name="ce11" office:value-type="string" calcext:value-type="string">
            <text:p>choose: gain +1 career benefit, +2 advancement</text:p>
          </table:table-cell>
          <table:table-cell table:number-columns-repeated="5"/>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11" office:value-type="string" calcext:value-type="string">
            <text:p>choose: gain naval 1, +4 advancement.</text:p>
          </table:table-cell>
          <table:table-cell table:number-columns-repeated="5"/>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style-name="ce15"/>
          <table:table-cell table:number-columns-repeated="5"/>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office:value-type="string" calcext:value-type="string">
            <text:p>choose: gain riding 1, gain Art 1, gain Carouse 1, gain Streetwise 1.</text:p>
          </table:table-cell>
          <table:table-cell table:number-columns-repeated="5"/>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office:value-type="string" calcext:value-type="string">
            <text:p>gain rival AND choose: gain Advocate +1, gain Admin +1, gain Diplomacy +1, gain Persuade +1.</text:p>
          </table:table-cell>
          <table:table-cell table:number-columns-repeated="5"/>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style-name="ce13"/>
          <table:table-cell table:number-columns-repeated="5"/>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office:value-type="string" calcext:value-type="string">
            <text:p>gain rival AND gain ally AND choose: gain Carouse +1, gain Diplomat +1, gain Persuade +1, gain Steward +1.</text:p>
          </table:table-cell>
          <table:table-cell table:number-columns-repeated="5"/>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11" office:value-type="string" calcext:value-type="string">
            <text:p>gain ally AND choose: gain leader +1, +4 advancement.</text:p>
          </table:table-cell>
          <table:table-cell table:number-columns-repeated="5"/>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style-name="ce13"/>
          <table:table-cell table:number-columns-repeated="5"/>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office:value-type="string" calcext:value-type="string">
            <text:p>choose: gain elec 1, gain mech 1.</text:p>
          </table:table-cell>
          <table:table-cell table:number-columns-repeated="5"/>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cell table:number-columns-repeated="5"/>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style-name="ce11" office:value-type="string" calcext:value-type="string">
            <text:p>choose: gain ally, +4 advancement.</text:p>
          </table:table-cell>
          <table:table-cell table:number-columns-repeated="5"/>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office:value-type="string" calcext:value-type="string">
            <text:p>choose: gain Streetwise 1, gain Stealth 1, gain Melee 1, gain Guns 1.</text:p>
          </table:table-cell>
          <table:table-cell table:number-columns-repeated="5"/>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office:value-type="string" calcext:value-type="string">
            <text:p>roll stealth 8+ or guns 8+: +1 benefit roll, injury.</text:p>
          </table:table-cell>
          <table:table-cell table:number-columns-repeated="5"/>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style-name="ce13"/>
          <table:table-cell table:number-columns-repeated="5"/>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11" office:value-type="string" calcext:value-type="string">
            <text:p>choose: gain mil 1, +4 advancement.</text:p>
          </table:table-cell>
          <table:table-cell table:number-columns-repeated="5"/>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hol</text:p>
          </table:table-cell>
          <table:table-cell office:value-type="float" office:value="3" calcext:value-type="float">
            <text:p>3</text:p>
          </table:table-cell>
          <table:table-cell table:style-name="ce11" office:value-type="string" calcext:value-type="string">
            <text:p>You are called upon to perform research that goes against your conscience. Accept, and you gain an extra Benefit roll, a level in each of any two Science skill specialties and D3 Enemies.</text:p>
          </table:table-cell>
          <table:table-cell table:style-name="ce13" office:value-type="string" calcext:value-type="string">
            <text:p>CAN’T HAVE 2 OF THE SAME SKILL TRY JUST NOT PUTTING A PERIOD AT THE END AND THEN WRAPPING IT IN ANOTHER METHOD? choose: none, gain +1 benefit roll AND gain +1 sci AND gain +1 sci AND (roll d3: gain 1 enemy, gain 2 enemy, gain 3 enemy)</text:p>
          </table:table-cell>
          <table:table-cell table:number-columns-repeated="4"/>
          <table:table-cell table:style-name="ce11"/>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office:value-type="string" calcext:value-type="string">
            <text:p>choose: gain med 1, gain sci 1, gain elec 1, gain eng 1, gain Investigate 1.</text:p>
          </table:table-cell>
          <table:table-cell table:number-columns-repeated="5"/>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style-name="ce13"/>
          <table:table-cell table:number-columns-repeated="5"/>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office:value-type="string" calcext:value-type="string">
            <text:p>choose: gain adm 1, gain advo 1, gain diplo 1, gain persuade 1.</text:p>
          </table:table-cell>
          <table:table-cell table:number-columns-repeated="5"/>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11" office:value-type="string" calcext:value-type="string">
            <text:p>gain ally AND choose: gain sci +1, +4 advancement.</text:p>
          </table:table-cell>
          <table:table-cell table:number-columns-repeated="5"/>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t</text:p>
          </table:table-cell>
          <table:table-cell office:value-type="float" office:value="3" calcext:value-type="float">
            <text:p>3</text:p>
          </table:table-cell>
          <table:table-cell table:style-name="ce11"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style-name="ce13"/>
          <table:table-cell table:number-columns-repeated="5"/>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style-name="ce11" office:value-type="string" calcext:value-type="string">
            <text:p>choose: gain riding 1, gain training 1, gain surv 1, gain recon 1, gain sci 1.</text:p>
          </table:table-cell>
          <table:table-cell table:number-columns-repeated="5"/>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style-name="ce11" office:value-type="string" calcext:value-type="string">
            <text:p>choose: gain astro 1, gain elec 1, gain nav 1, gain mech 1, gain small 1.</text:p>
          </table:table-cell>
          <table:table-cell table:number-columns-repeated="5"/>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office:value-type="string" calcext:value-type="string">
            <text:p>roll elec 8+ or decep 8+: gain ally AND +2 advancement, mishap no leave.</text:p>
          </table:table-cell>
          <table:table-cell table:number-columns-repeated="5"/>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office:value-type="string" calcext:value-type="string">
            <text:p>roll med 8+ or eng 8+: gain contact AND +2 advancement, gain enemy.</text:p>
          </table:table-cell>
          <table:table-cell table:number-columns-repeated="5"/>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office:value-type="string" calcext:value-type="string">
            <text:p>roll surv 8+ or pilot 8+: gain contact AND gain skill, mishap no leave.</text:p>
          </table:table-cell>
          <table:table-cell table:number-columns-repeated="5"/>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11" office:value-type="string" calcext:value-type="string">
            <text:p>choose: gain diplo +1, +4 advancement.</text:p>
          </table:table-cell>
          <table:table-cell table:number-columns-repeated="5"/>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office:value-type="string" calcext:value-type="string">
            <text:p>choose: none, roll stealth 10+ or decep 10+: leave, parole +2.</text:p>
          </table:table-cell>
          <table:table-cell table:number-columns-repeated="5"/>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office:value-type="string" calcext:value-type="string">
            <text:p>roll end 8+: parole -1 AND (choose: gain ath 1, gain mech 1, gain unarmed 1), parole +1.</text:p>
          </table:table-cell>
          <table:table-cell table:number-columns-repeated="5"/>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office:value-type="string" calcext:value-type="string">
            <text:p>roll edu 8+: gain skill not joat.</text:p>
          </table:table-cell>
          <table:table-cell table:number-columns-repeated="5"/>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office:value-type="string" calcext:value-type="string">
            <text:p>parole -1</text:p>
          </table:table-cell>
          <table:table-cell table:number-columns-repeated="5"/>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office:value-type="string" calcext:value-type="string">
            <text:p>choose: gain adm, gain advo, gain comp, gain stew.</text:p>
          </table:table-cell>
          <table:table-cell table:number-columns-repeated="5"/>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office:value-type="string" calcext:value-type="string">
            <text:p>parole -2</text:p>
          </table:table-cell>
          <table:table-cell table:number-columns-repeated="5"/>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style-name="ce13"/>
          <table:table-cell table:number-columns-repeated="5"/>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table table:name="Draft" table:style-name="ta1">
        <table:table-column table:style-name="co12" table:default-cell-style-name="Default"/>
        <table:table-column table:style-name="co14" table:default-cell-style-name="Default"/>
        <table:table-column table:style-name="co15" table:default-cell-style-name="Default"/>
        <table:table-row table:style-name="ro1">
          <table:table-cell office:value-type="string" calcext:value-type="string">
            <text:p>num</text:p>
          </table:table-cell>
          <table:table-cell office:value-type="string" calcext:value-type="string">
            <text:p>career</text:p>
          </table:table-cell>
          <table:table-cell office:value-type="string" calcext:value-type="string">
            <text:p>assignment</text:p>
          </table:table-cell>
        </table:table-row>
        <table:table-row table:style-name="ro1">
          <table:table-cell office:value-type="float" office:value="1" calcext:value-type="float">
            <text:p>1</text:p>
          </table:table-cell>
          <table:table-cell office:value-type="string" calcext:value-type="string">
            <text:p>Navy</text:p>
          </table:table-cell>
          <table:table-cell/>
        </table:table-row>
        <table:table-row table:style-name="ro1">
          <table:table-cell office:value-type="float" office:value="2" calcext:value-type="float">
            <text:p>2</text:p>
          </table:table-cell>
          <table:table-cell office:value-type="string" calcext:value-type="string">
            <text:p>Army</text:p>
          </table:table-cell>
          <table:table-cell/>
        </table:table-row>
        <table:table-row table:style-name="ro1">
          <table:table-cell office:value-type="float" office:value="3" calcext:value-type="float">
            <text:p>3</text:p>
          </table:table-cell>
          <table:table-cell office:value-type="string" calcext:value-type="string">
            <text:p>Marine</text:p>
          </table:table-cell>
          <table:table-cell/>
        </table:table-row>
        <table:table-row table:style-name="ro1">
          <table:table-cell office:value-type="float" office:value="4" calcext:value-type="float">
            <text:p>4</text:p>
          </table:table-cell>
          <table:table-cell office:value-type="string" calcext:value-type="string">
            <text:p>Merchant</text:p>
          </table:table-cell>
          <table:table-cell office:value-type="string" calcext:value-type="string">
            <text:p>merchant marine</text:p>
          </table:table-cell>
        </table:table-row>
        <table:table-row table:style-name="ro1">
          <table:table-cell office:value-type="float" office:value="5" calcext:value-type="float">
            <text:p>5</text:p>
          </table:table-cell>
          <table:table-cell office:value-type="string" calcext:value-type="string">
            <text:p>Scout</text:p>
          </table:table-cell>
          <table:table-cell/>
        </table:table-row>
        <table:table-row table:style-name="ro1">
          <table:table-cell office:value-type="float" office:value="6" calcext:value-type="float">
            <text:p>6</text:p>
          </table:table-cell>
          <table:table-cell office:value-type="string" calcext:value-type="string">
            <text:p>Agent</text:p>
          </table:table-cell>
          <table:table-cell office:value-type="string" calcext:value-type="string">
            <text:p>law enforcement</text:p>
          </table:table-cell>
        </table:table-row>
      </table:table>
      <table:table table:name="WarDraft" table:style-name="ta1">
        <table:table-column table:style-name="co12" table:default-cell-style-name="Default"/>
        <table:table-column table:style-name="co4" table:default-cell-style-name="Default"/>
        <table:table-row table:style-name="ro1">
          <table:table-cell office:value-type="string" calcext:value-type="string">
            <text:p>num</text:p>
          </table:table-cell>
          <table:table-cell office:value-type="string" calcext:value-type="string">
            <text:p>career</text:p>
          </table:table-cell>
        </table:table-row>
        <table:table-row table:style-name="ro1">
          <table:table-cell office:value-type="float" office:value="1" calcext:value-type="float">
            <text:p>1</text:p>
          </table:table-cell>
          <table:table-cell office:value-type="string" calcext:value-type="string">
            <text:p>army</text:p>
          </table:table-cell>
        </table:table-row>
        <table:table-row table:style-name="ro1">
          <table:table-cell office:value-type="float" office:value="2" calcext:value-type="float">
            <text:p>2</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marines</text:p>
          </table:table-cell>
        </table:table-row>
        <table:table-row table:style-name="ro1">
          <table:table-cell office:value-type="float" office:value="4" calcext:value-type="float">
            <text:p>4</text:p>
          </table:table-cell>
          <table:table-cell office:value-type="string" calcext:value-type="string">
            <text:p>marines</text:p>
          </table:table-cell>
        </table:table-row>
        <table:table-row table:style-name="ro1">
          <table:table-cell office:value-type="float" office:value="6" calcext:value-type="float">
            <text:p>6</text:p>
          </table:table-cell>
          <table:table-cell office:value-type="string" calcext:value-type="string">
            <text:p>nav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05T15:57:26.455000000</dc:date>
    <meta:editing-duration>P1DT21H21M20S</meta:editing-duration>
    <meta:editing-cycles>193</meta:editing-cycles>
    <meta:generator>LibreOffice/7.3.6.2$Windows_X86_64 LibreOffice_project/c28ca90fd6e1a19e189fc16c05f8f8924961e12e</meta:generator>
    <meta:document-statistic meta:table-count="9" meta:cell-count="1369" meta:object-count="0"/>
  </office:meta>
</office:document-meta>
</file>